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905cm"/>
    </style:style>
    <style:style style:name="Tabla1.B" style:family="table-column">
      <style:table-column-properties style:column-width="3.829cm"/>
    </style:style>
    <style:style style:name="Tabla1.C" style:family="table-column">
      <style:table-column-properties style:column-width="5.539cm"/>
    </style:style>
    <style:style style:name="Tabla1.D" style:family="table-column">
      <style:table-column-properties style:column-width="4.727cm"/>
    </style:style>
    <style:style style:name="Tabla1.A1" style:family="table-cell">
      <style:table-cell-properties style:vertical-align="middle" fo:padding-left="0cm" fo:padding-right="0cm" fo:padding-top="0cm" fo:padding-bottom="0.212cm" fo:border-left="none" fo:border-right="none" fo:border-top="none" fo:border-bottom="0.05pt solid #2d2f35"/>
    </style:style>
    <style:style style:name="Tabla1.A2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2d2f35"/>
    </style:style>
    <style:style style:name="P1" style:family="paragraph" style:parent-style-name="Heading_20_1">
      <style:paragraph-properties fo:margin-left="0cm" fo:margin-right="0cm" fo:margin-top="0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000000" loext:opacity="100%" style:font-name="apple-system" fo:font-size="12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4" style:family="paragraph" style:parent-style-name="Standard">
      <style:text-properties fo:color="#000000" loext:opacity="100%"/>
    </style:style>
    <style:style style:name="P5" style:family="paragraph" style:parent-style-name="Heading_20_3">
      <style:paragraph-properties fo:break-before="page"/>
      <style:text-properties fo:color="#000000" loext:opacity="100%"/>
    </style:style>
    <style:style style:name="P6" style:family="paragraph" style:parent-style-name="Text_20_body">
      <style:text-properties fo:color="#000000" loext:opacity="100%"/>
    </style:style>
    <style:style style:name="P7" style:family="paragraph" style:parent-style-name="Text_20_body" style:list-style-name="L2">
      <style:text-properties fo:color="#000000" loext:opacity="100%"/>
    </style:style>
    <style:style style:name="P8" style:family="paragraph" style:parent-style-name="Horizontal_20_Line">
      <style:text-properties fo:color="#000000" loext:opacity="100%"/>
    </style:style>
    <style:style style:name="P9" style:family="paragraph" style:parent-style-name="Heading_20_3">
      <style:text-properties fo:color="#000000" loext:opacity="100%"/>
    </style:style>
    <style:style style:name="P10" style:family="paragraph" style:parent-style-name="Text_20_body" style:list-style-name="L3">
      <style:text-properties fo:color="#000000" loext:opacity="100%"/>
    </style:style>
    <style:style style:name="P11" style:family="paragraph" style:parent-style-name="Text_20_body" style:list-style-name="L4">
      <style:text-properties fo:color="#000000" loext:opacity="100%"/>
    </style:style>
    <style:style style:name="P12" style:family="paragraph" style:parent-style-name="Text_20_body" style:list-style-name="L4">
      <style:text-properties fo:color="#000000" loext:opacity="100%" fo:font-weight="bold"/>
    </style:style>
    <style:style style:name="P13" style:family="paragraph" style:parent-style-name="Text_20_body" style:list-style-name="L5">
      <style:text-properties fo:color="#000000" loext:opacity="100%"/>
    </style:style>
    <style:style style:name="P14" style:family="paragraph" style:parent-style-name="Quotations">
      <style:text-properties fo:color="#000000" loext:opacity="100%"/>
    </style:style>
    <style:style style:name="P15" style:family="paragraph" style:parent-style-name="Text_20_body" style:list-style-name="L6">
      <style:text-properties fo:color="#000000" loext:opacity="100%"/>
    </style:style>
    <style:style style:name="P16" style:family="paragraph" style:parent-style-name="Text_20_body" style:list-style-name="L7">
      <style:text-properties fo:color="#000000" loext:opacity="100%"/>
    </style:style>
    <style:style style:name="P17" style:family="paragraph" style:parent-style-name="Text_20_body" style:list-style-name="L8">
      <style:text-properties fo:color="#000000" loext:opacity="100%"/>
    </style:style>
    <style:style style:name="P18" style:family="paragraph" style:parent-style-name="Text_20_body" style:list-style-name="L9">
      <style:text-properties fo:color="#000000" loext:opacity="100%"/>
    </style:style>
    <style:style style:name="P19" style:family="paragraph" style:parent-style-name="Text_20_body" style:list-style-name="L10">
      <style:text-properties fo:color="#000000" loext:opacity="100%"/>
    </style:style>
    <style:style style:name="P20" style:family="paragraph" style:parent-style-name="Text_20_body" style:list-style-name="L10">
      <style:text-properties fo:color="#000000" loext:opacity="100%" fo:font-weight="bold"/>
    </style:style>
    <style:style style:name="P21" style:family="paragraph" style:parent-style-name="Standard">
      <style:paragraph-properties fo:break-before="page"/>
      <style:text-properties fo:font-variant="normal" fo:text-transform="none" fo:color="#000000" loext:opacity="100%" style:font-name="Google Sans" fo:font-size="10.5pt" fo:letter-spacing="normal" fo:font-style="normal" fo:font-weight="normal" fo:background-color="#ffffff" loext:padding="0cm" loext:border="none"/>
    </style:style>
    <style:style style:name="P22" style:family="paragraph" style:parent-style-name="Standard">
      <style:paragraph-properties fo:margin-left="0cm" fo:margin-right="0cm" fo:margin-top="0.423cm" fo:margin-bottom="0.423cm" style:contextual-spacing="false" style:line-height-at-least="0.635cm" fo:orphans="2" fo:widows="2" fo:text-indent="0cm" style:auto-text-indent="false" style:writing-mode="lr-tb"/>
      <style:text-properties fo:font-variant="normal" fo:text-transform="none" fo:color="#000000" loext:opacity="100%" style:font-name="Google Sans" fo:font-size="12pt" fo:letter-spacing="normal" fo:font-style="normal" fo:font-weight="normal" fo:background-color="#ffffff"/>
    </style:style>
    <style:style style:name="P23" style:family="paragraph" style:parent-style-name="Standard">
      <style:paragraph-properties fo:margin-left="0cm" fo:margin-right="0cm" fo:margin-top="0.423cm" fo:margin-bottom="0.423cm" style:contextual-spacing="false" style:line-height-at-least="0.582cm" fo:orphans="2" fo:widows="2" fo:text-indent="0cm" style:auto-text-indent="false" style:writing-mode="lr-tb"/>
    </style:style>
    <style:style style:name="P24" style:family="paragraph" style:parent-style-name="Standard">
      <style:paragraph-properties fo:margin-left="0cm" fo:margin-right="0cm" fo:margin-top="0.794cm" fo:margin-bottom="0.423cm" style:contextual-spacing="false" style:line-height-at-least="0.741cm" fo:orphans="2" fo:widows="2" fo:text-indent="0cm" style:auto-text-indent="false" style:writing-mode="lr-tb"/>
      <style:text-properties fo:font-variant="normal" fo:text-transform="none" fo:color="#000000" loext:opacity="100%" style:font-name="Google Sans" fo:font-size="15pt" fo:letter-spacing="normal" fo:font-style="normal" fo:font-weight="bold" fo:background-color="#ffffff"/>
    </style:style>
    <style:style style:name="P25" style:family="paragraph" style:parent-style-name="Text_20_body" style:list-style-name="L11">
      <style:paragraph-properties fo:margin-left="0cm" fo:margin-right="0cm" fo:margin-top="0cm" fo:margin-bottom="0.423cm" style:contextual-spacing="false" style:line-height-at-least="0.582cm" fo:orphans="2" fo:widows="2" fo:text-indent="0cm" style:auto-text-indent="false" fo:padding="0cm" fo:border="none" style:writing-mode="lr-tb"/>
      <style:text-properties fo:color="#000000" loext:opacity="100%"/>
    </style:style>
    <style:style style:name="P26" style:family="paragraph" style:parent-style-name="Text_20_body">
      <style:paragraph-properties fo:margin-left="0cm" fo:margin-right="0cm" fo:margin-top="0.794cm" fo:margin-bottom="0.423cm" style:contextual-spacing="false" style:line-height-at-least="0.741cm" fo:orphans="2" fo:widows="2" fo:text-indent="0cm" style:auto-text-indent="false" style:writing-mode="lr-tb"/>
      <style:text-properties fo:font-variant="normal" fo:text-transform="none" fo:color="#000000" loext:opacity="100%" style:font-name="Google Sans" fo:font-size="15pt" fo:letter-spacing="normal" fo:font-style="normal" fo:font-weight="bold" fo:background-color="#ffffff"/>
    </style:style>
    <style:style style:name="P27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fo:background-color="#ffffff"/>
    </style:style>
    <style:style style:name="P28" style:family="paragraph" style:parent-style-name="Table_20_Heading">
      <style:paragraph-properties fo:margin-left="0cm" fo:margin-right="0cm" style:line-height-at-least="0.582cm" fo:text-align="start" style:justify-single-word="false" fo:text-indent="0cm" style:auto-text-indent="false" style:writing-mode="lr-tb"/>
    </style:style>
    <style:style style:name="P29" style:family="paragraph" style:parent-style-name="Table_20_Contents">
      <style:paragraph-properties fo:margin-left="0cm" fo:margin-right="0cm" style:line-height-at-least="0.476cm" fo:text-indent="0cm" style:auto-text-indent="false"/>
    </style:style>
    <style:style style:name="P30" style:family="paragraph" style:parent-style-name="Table_20_Contents">
      <style:paragraph-properties fo:margin-left="0cm" fo:margin-right="0cm" style:line-height-at-least="0.476cm" fo:text-indent="0cm" style:auto-text-indent="false"/>
      <style:text-properties fo:color="#000000" loext:opacity="100%" style:font-name="Google Sans" fo:font-size="9pt" fo:font-weight="bold" fo:background-color="#ffffff"/>
    </style:style>
    <style:style style:name="P31" style:family="paragraph" style:parent-style-name="Table_20_Contents">
      <style:paragraph-properties fo:margin-left="0cm" fo:margin-right="0cm" style:line-height-at-least="0.582cm" fo:text-indent="0cm" style:auto-text-indent="false" style:writing-mode="lr-tb"/>
    </style:style>
    <style:style style:name="P32" style:family="paragraph" style:parent-style-name="Text_20_body">
      <style:paragraph-properties fo:margin-left="0cm" fo:margin-right="0cm" fo:margin-top="0.423cm" fo:margin-bottom="0.423cm" style:contextual-spacing="false" style:line-height-at-least="0.582cm" fo:orphans="2" fo:widows="2" fo:text-indent="0cm" style:auto-text-indent="false" style:writing-mode="lr-tb"/>
      <style:text-properties fo:color="#000000" loext:opacity="100%"/>
    </style:style>
    <style:style style:name="P33" style:family="paragraph" style:parent-style-name="Text_20_body" style:list-style-name="L12">
      <style:paragraph-properties fo:margin-left="0cm" fo:margin-right="0cm" fo:margin-top="0cm" fo:margin-bottom="0.423cm" style:contextual-spacing="false" style:line-height-at-least="0.582cm" fo:orphans="2" fo:widows="2" fo:text-indent="0cm" style:auto-text-indent="false" fo:padding="0cm" fo:border="none" style:writing-mode="lr-tb"/>
      <style:text-properties fo:color="#000000" loext:opacity="100%"/>
    </style:style>
    <style:style style:name="P34" style:family="paragraph" style:parent-style-name="Text_20_body" style:list-style-name="L12">
      <style:paragraph-properties fo:margin-left="0cm" fo:margin-right="0cm" fo:margin-top="0.423cm" fo:margin-bottom="0.423cm" style:contextual-spacing="false" style:line-height-at-least="0.688cm" fo:orphans="2" fo:widows="2" fo:text-indent="0cm" style:auto-text-indent="false" fo:padding="0cm" fo:border="none" style:writing-mode="lr-tb"/>
      <style:text-properties fo:font-variant="normal" fo:text-transform="none" fo:color="#000000" loext:opacity="100%" style:font-name="Google Sans" fo:font-size="15pt" fo:letter-spacing="normal" fo:font-style="normal" fo:font-weight="bold" fo:background-color="#ffffff" loext:padding="0cm" loext:border="none"/>
    </style:style>
    <style:style style:name="P35" style:family="paragraph" style:parent-style-name="Preformatted_20_Text" style:list-style-name="L12">
      <style:paragraph-properties fo:margin-left="0cm" fo:margin-right="0cm" fo:margin-top="0.423cm" fo:margin-bottom="0.423cm" style:contextual-spacing="false" style:line-height-at-least="0.582cm" fo:orphans="2" fo:widows="2" fo:text-indent="0cm" style:auto-text-indent="false" fo:padding="0cm" fo:border="none" style:writing-mode="lr-tb"/>
      <style:text-properties fo:color="#000000" loext:opacity="100%"/>
    </style:style>
    <style:style style:name="P36" style:family="paragraph" style:parent-style-name="Text_20_body" style:list-style-name="L12">
      <style:paragraph-properties fo:margin-left="0cm" fo:margin-right="0cm" fo:margin-top="0.079cm" fo:margin-bottom="0.247cm" style:contextual-spacing="false" style:line-height-at-least="0.635cm" fo:orphans="2" fo:widows="2" fo:text-indent="0cm" style:auto-text-indent="false" fo:padding="0cm" fo:border="none" style:writing-mode="lr-tb"/>
      <style:text-properties fo:font-variant="normal" fo:text-transform="none" fo:color="#000000" loext:opacity="100%" style:font-name="Google Sans" fo:font-size="9pt" fo:letter-spacing="normal" fo:font-style="normal" fo:font-weight="normal" fo:background-color="#ffffff" loext:padding="0cm" loext:border="none"/>
    </style:style>
    <style:style style:name="P37" style:family="paragraph" style:parent-style-name="Preformatted_20_Text" style:list-style-name="L12">
      <style:paragraph-properties fo:margin-left="0cm" fo:margin-right="0cm" fo:margin-top="0.423cm" fo:margin-bottom="0.423cm" style:contextual-spacing="false" style:line-height-at-least="0.582cm" fo:orphans="2" fo:widows="2" fo:text-indent="0cm" style:auto-text-indent="false" fo:padding="0cm" fo:border="none" style:writing-mode="lr-tb"/>
      <style:text-properties fo:color="#000000" loext:opacity="100%" fo:background-color="#ffffff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officeooo:rsid="000240bc"/>
    </style:style>
    <style:style style:name="T3" style:family="text">
      <style:text-properties fo:font-variant="normal" fo:text-transform="none" fo:color="#000000" loext:opacity="100%" style:font-name="Google Sans" fo:font-size="10.5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000000" loext:opacity="100%" style:font-name="Google Sans" fo:font-size="12pt" fo:letter-spacing="normal" fo:font-style="normal" fo:font-weight="normal" fo:background-color="#ffffff" loext:char-shading-value="0"/>
    </style:style>
    <style:style style:name="T5" style:family="text">
      <style:text-properties fo:font-variant="normal" fo:text-transform="none" style:font-name="Google Sans" fo:font-size="10.5pt" fo:letter-spacing="normal" fo:font-style="normal" fo:font-weight="bold" fo:background-color="#ffffff" loext:char-shading-value="0" loext:padding="0cm" loext:border="none"/>
    </style:style>
    <style:style style:name="T6" style:family="text">
      <style:text-properties fo:font-variant="normal" fo:text-transform="none" style:font-name="Google Sans" fo:font-size="12pt" fo:letter-spacing="normal" fo:font-style="normal" fo:font-weight="normal" fo:background-color="#ffffff" loext:char-shading-value="0"/>
    </style:style>
    <style:style style:name="T7" style:family="text">
      <style:text-properties fo:color="#000000" loext:opacity="100%" fo:font-size="10.5pt" fo:font-weight="bold" fo:background-color="#ffffff" loext:char-shading-value="0" loext:padding="0cm" loext:border="none"/>
    </style:style>
    <style:style style:name="T8" style:family="text">
      <style:text-properties fo:color="#000000" loext:opacity="100%" style:font-name="Google Sans" fo:font-size="9pt" fo:font-weight="bold" fo:background-color="#ffffff" loext:char-shading-value="0"/>
    </style:style>
    <style:style style:name="T9" style:family="text">
      <style:text-properties fo:color="#000000" loext:opacity="100%" style:font-name="Google Sans" fo:font-size="10.5pt" fo:font-weight="bold" fo:background-color="#ffffff" loext:char-shading-value="0" loext:padding="0cm" loext:border="none"/>
    </style:style>
    <style:style style:name="T10" style:family="text">
      <style:text-properties fo:font-variant="normal" fo:text-transform="none" style:font-name="Google Sans" fo:font-size="10.5pt" fo:letter-spacing="normal" fo:font-style="normal" fo:font-weight="normal" fo:background-color="#ffffff" loext:char-shading-value="0" loext:padding="0cm" loext:border="none"/>
    </style:style>
    <style:style style:name="T11" style:family="text">
      <style:text-properties fo:font-variant="normal" fo:text-transform="none" style:font-name="Google Sans" fo:font-size="12pt" fo:letter-spacing="normal" fo:font-style="normal" fo:font-weight="bold" fo:background-color="#ffffff" loext:char-shading-value="0"/>
    </style:style>
    <style:style style:name="T12" style:family="text">
      <style:text-properties fo:font-variant="normal" fo:text-transform="none" style:font-name="Google Sans" fo:font-size="10.5pt" fo:letter-spacing="normal" fo:font-style="italic" fo:font-weight="normal" fo:background-color="#ffffff" loext:char-shading-value="0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práctica-de-comandos-básicos-de-linux" text:anchor-type="page" text:anchor-page-number="1" svg:x="-0.741cm" svg:y="0cm" svg:width="0.741cm" draw:z-index="0">
        <draw:text-box fo:min-height="0.741cm">
          <text:p text:style-name="P38"/>
        </draw:text-box>
      </draw:frame>
      <text:h text:style-name="P1" text:outline-level="1">Práctica de comandos básicos de Linux</text:h>
      <text:p text:style-name="P2">Eres el administrador de un sistema Linux y necesitas realizar una serie de tareas para gestionar procesos, archivos y permisos. Sigue las instrucciones paso a paso:</text:p>
      <text:list text:style-name="L1">
        <text:list-item>
          <text:p text:style-name="P3">Verifica en qué directorio estás actualmente.</text:p>
        </text:list-item>
        <text:list-item>
          <text:p text:style-name="P3">Usa el comando adecuado para mostrar la ruta completa del directorio de trabajo actual.</text:p>
        </text:list-item>
        <text:list-item>
          <text:p text:style-name="P3">Crea una estructura de directorios para un proyecto.</text:p>
        </text:list-item>
        <text:list-item>
          <text:p text:style-name="P3">Crea una carpeta llamada proyecto_linux en tu directorio actual, y dentro de ella crea una subcarpeta llamada documentos.</text:p>
        </text:list-item>
        <text:list-item>
          <text:p text:style-name="P3">Crea un archivo de texto con un editor.</text:p>
        </text:list-item>
        <text:list-item>
          <text:p text:style-name="P3">Entra al directorio documentos y crea un archivo llamado informe.txt usando el editor nano.</text:p>
        </text:list-item>
        <text:list-item>
          <text:p text:style-name="P3">Escribe dentro del archivo una breve descripción de lo que estás haciendo (unas 3 líneas) y guarda los cambios.</text:p>
        </text:list-item>
        <text:list-item>
          <text:p text:style-name="P3">Consulta el manual de un comando.</text:p>
        </text:list-item>
        <text:list-item>
          <text:p text:style-name="P3">Abre la página del manual para el comando ps y revisa para qué sirve la opción -aux.</text:p>
        </text:list-item>
        <text:list-item>
          <text:p text:style-name="P3">Visualiza el contenido del archivo creado.</text:p>
        </text:list-item>
        <text:list-item>
          <text:p text:style-name="P3">Usa el comando adecuado para mostrar el contenido de informe.txt por pantalla.</text:p>
        </text:list-item>
        <text:list-item>
          <text:p text:style-name="P3">Cambia los permisos del archivo.</text:p>
        </text:list-item>
        <text:list-item>
          <text:p text:style-name="P3">Da permisos de lectura y escritura al propietario, pero solo lectura al grupo y a otros usuarios.</text:p>
        </text:list-item>
        <text:list-item>
          <text:p text:style-name="P3"><text:soft-page-break/>Lista los procesos activos y localiza uno específico.</text:p>
        </text:list-item>
        <text:list-item>
          <text:p text:style-name="P3">Usa el comando ps para ver los procesos en ejecución y localiza el identificador (PID) de un proceso concreto, por ejemplo nano (si sigue abierto).</text:p>
        </text:list-item>
        <text:list-item>
          <text:p text:style-name="P3">Finaliza un proceso.</text:p>
        </text:list-item>
        <text:list-item>
          <text:p text:style-name="P3">Usa el comando apropiado para terminar el proceso identificado en el paso anterior.</text:p>
        </text:list-item>
        <text:list-item>
          <text:p text:style-name="P3">Elimina un archivo y un directorio.</text:p>
        </text:list-item>
        <text:list-item>
          <text:p text:style-name="P3">Borra el archivo informe.txt y, luego, elimina completamente el directorio proyecto_linux con todo su contenido.</text:p>
        </text:list-item>
      </text:list>
      <text:p text:style-name="P4"><text:line-break/><text:line-break/></text:p>
      <text:h text:style-name="P5" text:outline-level="3">1. Verificar el directorio actual</text:h>
      <text:p text:style-name="P6">Para saber en qué directorio te encuentras actualmente:</text:p>
      <text:list text:style-name="L2">
        <text:list-item>
          <text:p text:style-name="P7"><text:span text:style-name="T1">Comando:</text:span> <text:span text:style-name="Source_20_Text">pwd</text:span></text:p>
        </text:list-item>
      </text:list>
      <text:p text:style-name="P8"/>
      <text:h text:style-name="P9" text:outline-level="3">2. Crear una estructura de directorios para un proyecto</text:h>
      <text:p text:style-name="P6">Para crear la carpeta <text:span text:style-name="Source_20_Text">proyecto_linux</text:span> y la subcarpeta <text:span text:style-name="Source_20_Text">documentos</text:span> dentro de ella:</text:p>
      <text:list text:style-name="L3">
        <text:list-item>
          <text:p text:style-name="P10"><text:span text:style-name="T1">Comando:</text:span> <text:span text:style-name="Source_20_Text">mkdir -p proyecto_linux/documentos</text:span></text:p>
        </text:list-item>
      </text:list>
      <text:p text:style-name="P8"/>
      <text:h text:style-name="P9" text:outline-level="3">3. Crear un archivo de texto con un editor</text:h>
      <text:list text:style-name="L4">
        <text:list-item>
          <text:p text:style-name="P11"><text:span text:style-name="T1">Entrar al directorio </text:span><text:span text:style-name="Source_20_Text"><text:span text:style-name="T1">documentos</text:span></text:span><text:span text:style-name="T1">:</text:span></text:p>
          <text:list>
            <text:list-item>
              <text:p text:style-name="P11"><text:span text:style-name="T1">Comando:</text:span> <text:span text:style-name="Source_20_Text">cd proyecto_linux/documentos</text:span></text:p>
            </text:list-item>
          </text:list>
        </text:list-item>
        <text:list-item>
          <text:p text:style-name="P11"><text:span text:style-name="T1">Crear y abrir el archivo </text:span><text:span text:style-name="Source_20_Text"><text:span text:style-name="T1">informe.txt</text:span></text:span><text:span text:style-name="T1"> con </text:span><text:span text:style-name="Source_20_Text"><text:span text:style-name="T1">nano</text:span></text:span><text:span text:style-name="T1">:</text:span></text:p>
          <text:list>
            <text:list-item>
              <text:p text:style-name="P11"><text:span text:style-name="T1">Comando:</text:span> <text:span text:style-name="Source_20_Text">nano informe.txt</text:span></text:p>
            </text:list-item>
          </text:list>
        </text:list-item>
        <text:list-item>
          <text:p text:style-name="P12">Escribir y guardar:</text:p>
          <text:list>
            <text:list-item text:start-value="1">
              <text:p text:style-name="P11">Escribe tu texto de 3 líneas (ejemplo: "Este es el informe inicial del proyecto Linux. Estoy practicando la creación de archivos y la gestión de directorios. Guardaré este archivo y luego cambiaré sus permisos.").</text:p>
            </text:list-item>
            <text:list-item>
              <text:p text:style-name="P11">Guarda los cambios pulsando <text:span text:style-name="T1">Ctrl+O</text:span> (Write Out) y luego <text:span text:style-name="T1">Enter</text:span>.</text:p>
            </text:list-item>
            <text:list-item>
              <text:p text:style-name="P11">Sal del editor pulsando <text:span text:style-name="T1">Ctrl+X</text:span>.</text:p>
            </text:list-item>
          </text:list>
        </text:list-item>
      </text:list>
      <text:p text:style-name="P8"/>
      <text:h text:style-name="P9" text:outline-level="3">4. Consultar el manual de un comando</text:h>
      <text:p text:style-name="P6">Para abrir la página del manual (man page) del comando <text:span text:style-name="Source_20_Text">ps</text:span>:</text:p>
      <text:list text:style-name="L5">
        <text:list-item>
          <text:p text:style-name="P13"><text:span text:style-name="T1">Comando:</text:span> <text:span text:style-name="Source_20_Text">man ps</text:span></text:p>
        </text:list-item>
      </text:list>
      <text:p text:style-name="P14"><text:span text:style-name="T1">Nota:</text:span> Dentro del manual, puedes buscar la opción <text:span text:style-name="Source_20_Text">-aux</text:span> (generalmente se usa <text:span text:style-name="Source_20_Text">-aux</text:span> en algunos sistemas para ver todos los procesos, procesos de usuario, y procesos sin terminal de control). Presiona <text:span text:style-name="Source_20_Text">/</text:span> para buscar y escribe <text:span text:style-name="Source_20_Text">aux</text:span>, luego <text:span text:style-name="T1">q</text:span> para salir.</text:p>
      <text:p text:style-name="P8"/>
      <text:h text:style-name="P9" text:outline-level="3">5. Visualizar el contenido del archivo creado</text:h>
      <text:p text:style-name="P6">Para mostrar el contenido de <text:span text:style-name="Source_20_Text">informe.txt</text:span> por pantalla:</text:p>
      <text:list text:style-name="L6">
        <text:list-item>
          <text:p text:style-name="P15"><text:span text:style-name="T1">Comando:</text:span> <text:span text:style-name="Source_20_Text">cat informe.txt</text:span></text:p>
        </text:list-item>
      </text:list>
      <text:p text:style-name="P8"/>
      <text:h text:style-name="P9" text:outline-level="3"><text:soft-page-break/>6. Cambiar los permisos del archivo</text:h>
      <text:p text:style-name="P6">Para dar permisos de <text:span text:style-name="T1">lectura y escritura al propietario</text:span>, y <text:span text:style-name="T1">solo lectura al grupo y a otros</text:span> (<text:span text:style-name="Source_20_Text">rw-r--r--</text:span>, que en octal es <text:span text:style-name="Source_20_Text">644</text:span>):</text:p>
      <text:list text:style-name="L7">
        <text:list-item>
          <text:p text:style-name="P16"><text:span text:style-name="T1">Comando:</text:span> <text:span text:style-name="Source_20_Text">chmod 644 informe.txt</text:span></text:p>
        </text:list-item>
      </text:list>
      <text:p text:style-name="P8"/>
      <text:h text:style-name="P9" text:outline-level="3">7. Listar los procesos activos y localizar uno específico</text:h>
      <text:p text:style-name="P6">Para ver los procesos en ejecución y filtrar para encontrar el PID de <text:span text:style-name="Source_20_Text">nano</text:span> (si lo dejaste abierto, de lo contrario, puedes buscar otro proceso como <text:span text:style-name="Source_20_Text">bash</text:span>):</text:p>
      <text:list text:style-name="L8">
        <text:list-item>
          <text:p text:style-name="P17"><text:span text:style-name="T1">Comando:</text:span> <text:span text:style-name="Source_20_Text">ps aux | grep nano</text:span></text:p>
        </text:list-item>
      </text:list>
      <text:p text:style-name="P14"><text:span text:style-name="T1">Nota:</text:span> Este comando mostrará una lista, y la segunda columna es el <text:span text:style-name="T1">PID</text:span>. Anota el número (PID). <text:span text:style-name="T2">5403</text:span> </text:p>
      <text:p text:style-name="P8"/>
      <text:h text:style-name="P9" text:outline-level="3">8. Finalizar un proceso</text:h>
      <text:p text:style-name="P6">Para terminar el proceso de <text:span text:style-name="Source_20_Text">nano</text:span> usando el PID que localizaste (reemplaza <text:span text:style-name="Source_20_Text">[PID]</text:span> con el número real):</text:p>
      <text:list text:style-name="L9">
        <text:list-item>
          <text:p text:style-name="P18"><text:span text:style-name="T1">Comando:</text:span> <text:span text:style-name="Source_20_Text">kill [PID]</text:span></text:p>
        </text:list-item>
      </text:list>
      <text:p text:style-name="P8"/>
      <text:h text:style-name="P9" text:outline-level="3">9. Eliminar un archivo y un directorio</text:h>
      <text:list text:style-name="L10">
        <text:list-item>
          <text:p text:style-name="P19"><text:span text:style-name="T1">Borrar el archivo </text:span><text:span text:style-name="Source_20_Text"><text:span text:style-name="T1">informe.txt</text:span></text:span><text:span text:style-name="T1">:</text:span></text:p>
          <text:list>
            <text:list-item>
              <text:p text:style-name="P19"><text:span text:style-name="T1">Comando:</text:span> <text:span text:style-name="Source_20_Text">rm informe.txt</text:span></text:p>
            </text:list-item>
          </text:list>
        </text:list-item>
        <text:list-item>
          <text:p text:style-name="P19"><text:span text:style-name="T1">Volver al directorio superior (si aún estás en </text:span><text:span text:style-name="Source_20_Text"><text:span text:style-name="T1">documentos</text:span></text:span><text:span text:style-name="T1">):</text:span></text:p>
          <text:list>
            <text:list-item>
              <text:p text:style-name="P19"><text:span text:style-name="T1">Comando:</text:span> <text:span text:style-name="Source_20_Text">cd ..</text:span></text:p>
            </text:list-item>
            <text:list-item>
              <text:p text:style-name="P19">(Ahora estás en <text:span text:style-name="Source_20_Text">proyecto_linux</text:span>).</text:p>
            </text:list-item>
          </text:list>
        </text:list-item>
        <text:list-item>
          <text:p text:style-name="P20">Volver al directorio inicial:</text:p>
          <text:list>
            <text:list-item>
              <text:p text:style-name="P19"><text:span text:style-name="T1">Comando:</text:span> <text:span text:style-name="Source_20_Text">cd ..</text:span></text:p>
            </text:list-item>
            <text:list-item>
              <text:p text:style-name="P19">(Ahora estás en tu directorio original).</text:p>
            </text:list-item>
          </text:list>
        </text:list-item>
        <text:list-item>
          <text:p text:style-name="P19"><text:span text:style-name="T1">Eliminar completamente el directorio </text:span><text:span text:style-name="Source_20_Text"><text:span text:style-name="T1">proyecto_linux</text:span></text:span><text:span text:style-name="T1"> con todo su contenido (recursivamente y forzadamente):</text:span></text:p>
          <text:list>
            <text:list-item>
              <text:p text:style-name="P19"><text:span text:style-name="T1">Comando:</text:span> <text:span text:style-name="Source_20_Text">rm -r/ proyecto_linux</text:span></text:p>
            </text:list-item>
          </text:list>
        </text:list-item>
      </text:list>
      <text:p text:style-name="P4"/>
      <text:p text:style-name="P21">que tiene que ver el comando echo con printenv o env:</text:p>
      <text:section text:style-name="Sect1" text:name="aim-chrome-initial-inline-async-container">
        <text:p text:style-name="P22">La relación entre </text:p>
        <text:p text:style-name="P23"><text:span text:style-name="Source_20_Text"><text:span text:style-name="T3">echo</text:span></text:span><text:span text:style-name="T4">, </text:span><text:span text:style-name="Source_20_Text"><text:span text:style-name="T3">printenv</text:span></text:span><text:span text:style-name="T4"> y </text:span><text:span text:style-name="Source_20_Text"><text:span text:style-name="T3">env</text:span></text:span><text:span text:style-name="T4"> se centra en la visualización de variables de entorno, aunque cada comando tiene un propósito y una funcionalidad distintos. </text:span></text:p>
        <text:p text:style-name="P24">Resumen de la relación</text:p>
        <text:list text:style-name="L11">
          <text:list-item>
            <text:p text:style-name="P25"><text:span text:style-name="Strong_20_Emphasis"><text:span text:style-name="Source_20_Text"><text:span text:style-name="T5">echo</text:span></text:span></text:span><text:span text:style-name="T6"> es un comando de propósito general para imprimir texto, y se utiliza para mostrar el valor de variables de entorno específicas.</text:span></text:p>
          </text:list-item>
          <text:list-item>
            <text:p text:style-name="P25"><text:span text:style-name="Strong_20_Emphasis"><text:span text:style-name="Source_20_Text"><text:span text:style-name="T5">printenv</text:span></text:span></text:span><text:span text:style-name="T6"> está diseñado específicamente para mostrar variables de entorno, ya sea una en particular o todas.</text:span></text:p>
          </text:list-item>
          <text:list-item>
            <text:p text:style-name="P25"><text:span text:style-name="Strong_20_Emphasis"><text:span text:style-name="Source_20_Text"><text:span text:style-name="T5">env</text:span></text:span></text:span><text:span text:style-name="T6"> es el comando más potente y versátil. También puede mostrar todas las variables de entorno, pero su función principal es ejecutar otros comandos en un entorno modificado o con variables de entorno alteradas. </text:span></text:p>
          </text:list-item>
        </text:list>
        <text:p text:style-name="P26">Tabla comparativa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>
            <table:table-cell table:style-name="Tabla1.A1" office:value-type="string">
              <text:p text:style-name="P27">Característica </text:p>
            </table:table-cell>
            <table:table-cell table:style-name="Tabla1.A1" office:value-type="string">
              <text:p text:style-name="P28"><text:span text:style-name="Source_20_Text"><text:span text:style-name="T7">echo</text:span></text:span></text:p>
            </table:table-cell>
            <table:table-cell table:style-name="Tabla1.A1" office:value-type="string">
              <text:p text:style-name="P28"><text:span text:style-name="Source_20_Text"><text:span text:style-name="T7">printenv</text:span></text:span></text:p>
            </table:table-cell>
            <table:table-cell table:style-name="Tabla1.A1" office:value-type="string">
              <text:p text:style-name="P28"><text:span text:style-name="Source_20_Text"><text:span text:style-name="T7">env</text:span></text:span></text:p>
            </table:table-cell>
          </table:table-row>
          <table:table-row>
            <table:table-cell table:style-name="Tabla1.A2" office:value-type="string">
              <text:p text:style-name="P29"><text:span text:style-name="Strong_20_Emphasis"><text:span text:style-name="T8">Propósito principal</text:span></text:span></text:p>
            </table:table-cell>
            <table:table-cell table:style-name="Tabla1.A2" office:value-type="string">
              <text:p text:style-name="P30">Imprimir texto y cadenas en la terminal.</text:p>
            </table:table-cell>
            <table:table-cell table:style-name="Tabla1.A2" office:value-type="string">
              <text:p text:style-name="P30">Listar y mostrar variables de entorno.</text:p>
            </table:table-cell>
            <table:table-cell table:style-name="Tabla1.A2" office:value-type="string">
              <text:p text:style-name="P30">Ejecutar comandos en un entorno modificado.</text:p>
            </table:table-cell>
          </table:table-row>
          <table:table-row>
            <table:table-cell table:style-name="Tabla1.A2" office:value-type="string">
              <text:p text:style-name="P29"><text:span text:style-name="Strong_20_Emphasis"><text:span text:style-name="T8">Mostrar variables</text:span></text:span></text:p>
            </table:table-cell>
            <table:table-cell table:style-name="Tabla1.A2" office:value-type="string">
              <text:p text:style-name="P31"><text:span text:style-name="T8">Muestra el valor de una variable específica, precedida por el signo </text:span><text:span text:style-name="Source_20_Text"><text:span text:style-name="T9">$</text:span></text:span><text:span text:style-name="T8">, por ejemplo: </text:span><text:span text:style-name="Source_20_Text"><text:span text:style-name="T9">echo $HOME</text:span></text:span><text:span text:style-name="T8">.</text:span></text:p>
            </table:table-cell>
            <table:table-cell table:style-name="Tabla1.A2" office:value-type="string">
              <text:p text:style-name="P31"><text:span text:style-name="T8">Muestra el valor de una variable específica si se le indica, por ejemplo: </text:span><text:span text:style-name="Source_20_Text"><text:span text:style-name="T9">printenv HOME</text:span></text:span><text:span text:style-name="T8">. Si se ejecuta sin argumentos, lista todas las variables.</text:span></text:p>
            </table:table-cell>
            <table:table-cell table:style-name="Tabla1.A2" office:value-type="string">
              <text:p text:style-name="P31"><text:span text:style-name="T8">Lista todas las variables de entorno si se ejecuta sin argumentos, similar a </text:span><text:span text:style-name="Source_20_Text"><text:span text:style-name="T9">printenv</text:span></text:span><text:span text:style-name="T8">.</text:span></text:p>
            </table:table-cell>
          </table:table-row>
          <table:table-row>
            <table:table-cell table:style-name="Tabla1.A2" office:value-type="string">
              <text:p text:style-name="P29"><text:span text:style-name="Strong_20_Emphasis"><text:span text:style-name="T8">Uso en scripts</text:span></text:span></text:p>
            </table:table-cell>
            <table:table-cell table:style-name="Tabla1.A2" office:value-type="string">
              <text:p text:style-name="P30">Muy común para mostrar mensajes de estado y depuración.</text:p>
            </table:table-cell>
            <table:table-cell table:style-name="Tabla1.A2" office:value-type="string">
              <text:p text:style-name="P30">Útil para comprobar variables de entorno antes de ejecutar una tarea.</text:p>
            </table:table-cell>
            <table:table-cell table:style-name="Tabla1.A2" office:value-type="string">
              <text:p text:style-name="P31"><text:span text:style-name="T8">Usado a menudo para garantizar que un script se ejecute con el intérprete y entorno correctos, por ejemplo: </text:span><text:span text:style-name="Source_20_Text"><text:span text:style-name="T9">#!/usr/bin/env python</text:span></text:span><text:span text:style-name="T8">.</text:span></text:p>
            </table:table-cell>
          </table:table-row>
          <table:table-row>
            <table:table-cell table:style-name="Tabla1.A2" office:value-type="string">
              <text:p text:style-name="P29"><text:span text:style-name="Strong_20_Emphasis"><text:span text:style-name="T8">Modificar entorno</text:span></text:span></text:p>
            </table:table-cell>
            <table:table-cell table:style-name="Tabla1.A2" office:value-type="string">
              <text:p text:style-name="P30">No modifica el entorno; solo muestra valores.</text:p>
            </table:table-cell>
            <table:table-cell table:style-name="Tabla1.A2" office:value-type="string">
              <text:p text:style-name="P30">No modifica el entorno; solo muestra valores.</text:p>
            </table:table-cell>
            <table:table-cell table:style-name="Tabla1.A2" office:value-type="string">
              <text:p text:style-name="P31"><text:span text:style-name="T8">Puede añadir, cambiar o eliminar variables de forma temporal para un comando específico, por ejemplo: </text:span><text:span text:style-name="Source_20_Text"><text:span text:style-name="T9">env VAR=valor comando</text:span></text:span><text:span text:style-name="T8">.</text:span></text:p>
            </table:table-cell>
          </table:table-row>
          <text:soft-page-break/>
          <table:table-row>
            <table:table-cell table:style-name="Tabla1.A2" office:value-type="string">
              <text:p text:style-name="P29"><text:span text:style-name="Strong_20_Emphasis"><text:span text:style-name="T8">Mostrar todas</text:span></text:span></text:p>
            </table:table-cell>
            <table:table-cell table:style-name="Tabla1.A2" office:value-type="string">
              <text:p text:style-name="P30">No puede mostrar todas las variables de forma directa. Tendrías que iterar sobre ellas.</text:p>
            </table:table-cell>
            <table:table-cell table:style-name="Tabla1.A2" office:value-type="string">
              <text:p text:style-name="P31"><text:span text:style-name="T8">Sí, al ejecutar </text:span><text:span text:style-name="Source_20_Text"><text:span text:style-name="T9">printenv</text:span></text:span><text:span text:style-name="T8"> sin ningún argumento.</text:span></text:p>
            </table:table-cell>
            <table:table-cell table:style-name="Tabla1.A2" office:value-type="string">
              <text:p text:style-name="P31"><text:span text:style-name="T8">Sí, al ejecutar </text:span><text:span text:style-name="Source_20_Text"><text:span text:style-name="T9">env</text:span></text:span><text:span text:style-name="T8"> sin ningún argumento.</text:span></text:p>
            </table:table-cell>
          </table:table-row>
        </table:table>
        <text:p text:style-name="P26">Ejemplo práctico</text:p>
        <text:p text:style-name="P32"><text:span text:style-name="T6">Supongamos que la variable de entorno </text:span><text:span text:style-name="Source_20_Text"><text:span text:style-name="T10">USER</text:span></text:span><text:span text:style-name="T6"> contiene el nombre de usuario actual.</text:span></text:p>
        <text:list text:style-name="L12">
          <text:list-item>
            <text:p text:style-name="P33"><text:span text:style-name="Strong_20_Emphasis"><text:span text:style-name="T11">Con </text:span></text:span><text:span text:style-name="Strong_20_Emphasis"><text:span text:style-name="Source_20_Text"><text:span text:style-name="T5">echo</text:span></text:span></text:span><text:span text:style-name="T6">: Muestra el valor de una sola variable de forma clara.</text:span></text:p>
            <text:p text:style-name="P34">sh</text:p>
            <text:p text:style-name="P35"><text:span text:style-name="Source_20_Text"><text:span text:style-name="T10">echo $USER</text:span></text:span></text:p>
            <text:p text:style-name="P35"><text:span text:style-name="Source_20_Text"><text:span text:style-name="T12"># Salida: (tu_nombre_de_usuario)</text:span></text:span></text:p>
            <text:p text:style-name="P36">Usa el código con precaución.</text:p>
          </text:list-item>
          <text:list-item>
            <text:p text:style-name="P33"><text:span text:style-name="Strong_20_Emphasis"><text:span text:style-name="T11">Con </text:span></text:span><text:span text:style-name="Strong_20_Emphasis"><text:span text:style-name="Source_20_Text"><text:span text:style-name="T5">printenv</text:span></text:span></text:span><text:span text:style-name="T6">: Muestra el valor de una sola variable o todas ellas.</text:span></text:p>
            <text:p text:style-name="P34">sh</text:p>
            <text:p text:style-name="P35"><text:span text:style-name="Source_20_Text"><text:span text:style-name="T10">printenv USER</text:span></text:span></text:p>
            <text:p text:style-name="P35"><text:span text:style-name="Source_20_Text"><text:span text:style-name="T12"># Salida: (tu_nombre_de_usuario)</text:span></text:span></text:p>
            <text:p text:style-name="P37"/>
            <text:p text:style-name="P35"><text:span text:style-name="Source_20_Text"><text:span text:style-name="T10">printenv | grep USER</text:span></text:span></text:p>
            <text:p text:style-name="P35"><text:span text:style-name="Source_20_Text"><text:span text:style-name="T12"># Salida: USER=(tu_nombre_de_usuario)</text:span></text:span></text:p>
            <text:p text:style-name="P36">Usa el código con precaución.</text:p>
          </text:list-item>
          <text:list-item>
            <text:p text:style-name="P33"><text:span text:style-name="Strong_20_Emphasis"><text:span text:style-name="T11">Con </text:span></text:span><text:span text:style-name="Strong_20_Emphasis"><text:span text:style-name="Source_20_Text"><text:span text:style-name="T5">env</text:span></text:span></text:span><text:span text:style-name="T6">: Muestra todas las variables de entorno o ejecuta un comando en un entorno alterado.</text:span></text:p>
            <text:p text:style-name="P34">sh</text:p>
            <text:p text:style-name="P35"><text:soft-page-break/><text:span text:style-name="Source_20_Text"><text:span text:style-name="T12"># Mostrar todas las variables</text:span></text:span></text:p>
            <text:p text:style-name="P35"><text:span text:style-name="Source_20_Text"><text:span text:style-name="T10">env | grep USER</text:span></text:span></text:p>
            <text:p text:style-name="P35"><text:span text:style-name="Source_20_Text"><text:span text:style-name="T12"># Salida: USER=(tu_nombre_de_usuario)</text:span></text:span></text:p>
            <text:p text:style-name="P37"/>
            <text:p text:style-name="P35"><text:span text:style-name="Source_20_Text"><text:span text:style-name="T12"># Ejecutar un comando con una variable de entorno temporal</text:span></text:span></text:p>
            <text:p text:style-name="P35"><text:span text:style-name="Source_20_Text"><text:span text:style-name="T10">env USER=testuser echo $USER</text:span></text:span></text:p>
            <text:p text:style-name="P35"><text:span text:style-name="Source_20_Text"><text:span text:style-name="T12"># Salida: (tu_nombre_de_usuario)</text:span></text:span></text:p>
            <text:p text:style-name="P35"><text:span text:style-name="Source_20_Text"><text:span text:style-name="T12"># Nota: El shell evalúa `$USER` antes de que `env` se ejecute.</text:span></text:span></text:p>
            <text:p text:style-name="P37"/>
            <text:p text:style-name="P35"><text:span text:style-name="Source_20_Text"><text:span text:style-name="T12"># Para demostrar el cambio, es mejor invocar otro shell</text:span></text:span></text:p>
            <text:p text:style-name="P35"><text:span text:style-name="Source_20_Text"><text:span text:style-name="T10">env USER=testuser bash -c 'echo $USER'</text:span></text:span></text:p>
            <text:p text:style-name="P35"><text:span text:style-name="Source_20_Text"><text:span text:style-name="T12"># Salida: testuser</text:span></text:span></text:p>
          </text:list-item>
        </text:list>
      </text:section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8:59:07.186993800</meta:creation-date>
    <dc:date>2025-11-03T07:47:26.674492600</dc:date>
    <meta:editing-duration>PT15M55S</meta:editing-duration>
    <meta:editing-cycles>3</meta:editing-cycles>
    <meta:generator>LibreOffice/25.8.2.2$Windows_X86_64 LibreOffice_project/d401f2107ccab8f924a8e2df40f573aab7605b6f</meta:generator>
    <meta:document-statistic meta:table-count="1" meta:image-count="0" meta:object-count="0" meta:page-count="7" meta:paragraph-count="126" meta:word-count="1151" meta:character-count="6814" meta:non-whitespace-character-count="5854"/>
  </office:meta>
</office:document-meta>
</file>